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201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201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2018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201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2017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201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2014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201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201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2009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200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2007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200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200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200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200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200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199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199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1997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199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1995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199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199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199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199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199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199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199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199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199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198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198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198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198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198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1987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198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1986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198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1985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198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198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198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973</text:p>
          </table:table-cell>
          <table:table-cell office:value-type="string" calcext:value-type="string">
            <text:p>198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